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break-before="page"/>
    </style:style>
    <style:style style:name="P3" style:parent-style-name="Normal" style:family="paragraph">
      <style:paragraph-properties fo:break-before="page"/>
    </style:style>
    <style:style style:name="T4" style:parent-style-name="DefaultParagraphFont" style:family="text"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T5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</office:automatic-styles>
  <office:body>
    <office:text text:use-soft-page-breaks="true">
      <text:p text:style-name="P1"/>
      <text:p text:style-name="P2"/>
      <text:p text:style-name="Normal">class User {</text:p>
      <text:p text:style-name="Normal"><text:s text:c="2"/>constructor(id, name, email, password) {</text:p>
      <text:p text:style-name="Normal"><text:s text:c="4"/>this.id = id;</text:p>
      <text:p text:style-name="Normal"><text:s text:c="4"/>this.name = name;</text:p>
      <text:p text:style-name="Normal"><text:s text:c="4"/>this.email = email;</text:p>
      <text:p text:style-name="Normal"><text:s text:c="4"/>this.password = password;</text:p>
      <text:p text:style-name="Normal"><text:s text:c="2"/>}</text:p>
      <text:p text:style-name="Normal">}</text:p>
      <text:p text:style-name="Normal"/>
      <text:p text:style-name="Normal">class Complaint {</text:p>
      <text:p text:style-name="Normal"><text:s text:c="2"/>constructor(id, userId, description, status) {</text:p>
      <text:p text:style-name="Normal"><text:s text:c="4"/>this.id = id;</text:p>
      <text:p text:style-name="Normal"><text:s text:c="4"/>this.userId = userId;</text:p>
      <text:p text:style-name="Normal"><text:s text:c="4"/>this.description = description;</text:p>
      <text:p text:style-name="Normal"><text:s text:c="4"/>this.status = status;</text:p>
      <text:p text:style-name="Normal"><text:s text:c="2"/>}</text:p>
      <text:p text:style-name="Normal">}</text:p>
      <text:p text:style-name="Normal"/>
      <text:p text:style-name="Normal">class Agent {</text:p>
      <text:p text:style-name="Normal"><text:s text:c="2"/>constructor(id, name) {</text:p>
      <text:p text:style-name="Normal"><text:s text:c="4"/>this.id = id;</text:p>
      <text:p text:style-name="Normal"><text:s text:c="4"/>this.name = name;</text:p>
      <text:p text:style-name="Normal"><text:s text:c="4"/>this.complaints = [];</text:p>
      <text:p text:style-name="Normal"><text:s text:c="2"/>}</text:p>
      <text:p text:style-name="Normal">}</text:p>
      <text:p text:style-name="Normal"/>
      <text:p text:style-name="Normal">class ComplaintSystem {</text:p>
      <text:p text:style-name="Normal"><text:s text:c="2"/>constructor() {</text:p>
      <text:p text:style-name="Normal"><text:s text:c="4"/>this.users = [];</text:p>
      <text:p text:style-name="Normal"><text:s text:c="4"/>this.complaints = [];</text:p>
      <text:p text:style-name="Normal"><text:s text:c="4"/>this.agents = [];</text:p>
      <text:p text:style-name="Normal"><text:s text:c="2"/>}</text:p>
      <text:p text:style-name="Normal"/>
      <text:p text:style-name="Normal"><text:s text:c="2"/>registerUser(name, email, password) {</text:p>
      <text:p text:style-name="Normal"><text:s text:c="4"/>const user = new User(this.users.length + 1, name, email, password);</text:p>
      <text:p text:style-name="Normal"><text:s text:c="4"/>this.users.push(user);</text:p>
      <text:p text:style-name="Normal"><text:s text:c="4"/>return user;</text:p>
      <text:p text:style-name="Normal"><text:s text:c="2"/>}</text:p>
      <text:p text:style-name="Normal"/>
      <text:p text:style-name="Normal"><text:s text:c="2"/>loginUser(email, password) {</text:p>
      <text:p text:style-name="Normal"><text:s text:c="4"/>return this.users.find((user) =&gt; user.email === email &amp;&amp; user.password === password);</text:p>
      <text:p text:style-name="Normal"><text:s text:c="2"/>}</text:p>
      <text:p text:style-name="Normal"/>
      <text:p text:style-name="Normal"><text:s text:c="2"/>submitComplaint(userId, description) {</text:p>
      <text:p text:style-name="Normal"><text:s text:c="4"/>const complaint = new Complaint(this.complaints.length + 1, userId, description, 'open');</text:p>
      <text:p text:style-name="Normal"><text:s text:c="4"/>this.complaints.push(complaint);</text:p>
      <text:p text:style-name="Normal"><text:s text:c="4"/>return complaint;</text:p>
      <text:p text:style-name="Normal"><text:s text:c="2"/>}</text:p>
      <text:p text:style-name="Normal"/>
      <text:p text:style-name="Normal"><text:s text:c="2"/>trackComplaint(complaintId) {</text:p>
      <text:p text:style-name="Normal"><text:s text:c="4"/>return this.complaints.find((complaint) =&gt; complaint.id === complaintId);</text:p>
      <text:p text:style-name="Normal"><text:s text:c="2"/>}</text:p>
      <text:p text:style-name="Normal"/>
      <text:p text:style-name="Normal"><text:s text:c="2"/>assignComplaint(complaintId, agentId) {</text:p>
      <text:p text:style-name="Normal"><text:s text:c="4"/>const complaint = this.complaints.find((complaint) =&gt; complaint.id === complaintId);</text:p>
      <text:p text:style-name="Normal"><text:s text:c="4"/>const agent = this.agents.find((agent) =&gt; agent.id === agentId);</text:p>
      <text:p text:style-name="Normal"><text:s text:c="4"/>if (complaint &amp;&amp; agent) {</text:p>
      <text:p text:style-name="Normal"><text:s text:c="6"/>agent.complaints.push(complaint);</text:p>
      <text:p text:style-name="Normal"><text:s text:c="6"/>complaint.status = 'assigned';</text:p>
      <text:p text:style-name="Normal"><text:s text:c="4"/>}</text:p>
      <text:p text:style-name="Normal"><text:s text:c="2"/>}</text:p>
      <text:p text:style-name="Normal"/>
      <text:p text:style-name="Normal"><text:s text:c="2"/>interactWithAgent(complaintId, message) {</text:p>
      <text:p text:style-name="Normal"><text:s text:c="4"/>const complaint = this.complaints.find((complaint) =&gt; complaint.id === complaintId);</text:p>
      <text:p text:style-name="Normal"><text:s text:c="4"/>if (complaint) {</text:p>
      <text:p text:style-name="Normal"><text:s text:c="6"/>console.log(`Agent response: ${message}`);</text:p>
      <text:p text:style-name="Normal"><text:s text:c="4"/>}</text:p>
      <text:p text:style-name="Normal"><text:s text:c="2"/>}</text:p>
      <text:p text:style-name="Normal"/>
      <text:p text:style-name="Normal"><text:s text:c="2"/>resolveComplaint(complaintId) {</text:p>
      <text:p text:style-name="Normal"><text:s text:c="4"/>const complaint = this.complaints.find((complaint) =&gt; complaint.id === complaintId);</text:p>
      <text:p text:style-name="Normal"><text:s text:c="4"/>if (complaint) {</text:p>
      <text:p text:style-name="Normal"><text:s text:c="6"/>complaint.status = 'resolved';</text:p>
      <text:p text:style-name="Normal"><text:s text:c="4"/>}</text:p>
      <text:p text:style-name="Normal"><text:s text:c="2"/>}</text:p>
      <text:p text:style-name="Normal"/>
      <text:p text:style-name="Normal"><text:s text:c="2"/>provideFeedback(complaintId, feedback) {</text:p>
      <text:p text:style-name="Normal"><text:s text:c="4"/>const complaint = this.complaints.find((complaint) =&gt; complaint.id === complaintId);</text:p>
      <text:p text:style-name="Normal"><text:s text:c="4"/>if (complaint) {</text:p>
      <text:p text:style-name="Normal"><text:s text:c="6"/>console.log(`Feedback: ${feedback}`);</text:p>
      <text:p text:style-name="Normal"><text:s text:c="4"/>}</text:p>
      <text:p text:style-name="Normal"><text:s text:c="2"/>}</text:p>
      <text:p text:style-name="Normal"/>
      <text:p text:style-name="Normal"><text:s text:c="2"/>addAgent(name) {</text:p>
      <text:p text:style-name="Normal"><text:s text:c="4"/>const agent = new Agent(this.agents.length + 1, name);</text:p>
      <text:p text:style-name="Normal"><text:s text:c="4"/>this.agents.push(agent);</text:p>
      <text:p text:style-name="Normal"><text:s text:c="4"/>return agent;</text:p>
      <text:p text:style-name="Normal"><text:s text:c="2"/>}</text:p>
      <text:p text:style-name="Normal"/>
      <text:p text:style-name="Normal"><text:s text:c="2"/>manageComplaints() {</text:p>
      <text:p text:style-name="Normal"><text:s text:c="4"/>return this.complaints;</text:p>
      <text:p text:style-name="Normal"><text:s text:c="2"/>}</text:p>
      <text:p text:style-name="Normal">}</text:p>
      <text:p text:style-name="Normal"/>
      <text:p text:style-name="Normal">const complaintSystem = new ComplaintSystem();</text:p>
      <text:p text:style-name="Normal"/>
      <text:p text:style-name="Normal">// User registration and login</text:p>
      <text:p text:style-name="Normal">const user = complaintSystem.registerUser('John Doe', 'john.doe@example.com', 'password123');</text:p>
      <text:p text:style-name="Normal">console.log('User registered:', user);</text:p>
      <text:p text:style-name="Normal"/>
      <text:p text:style-name="Normal">const loggedInUser = complaintSystem.loginUser('john.doe@example.com', 'password123');</text:p>
      <text:p text:style-name="Normal">console.log('User logged in:', loggedInUser);</text:p>
      <text:p text:style-name="Normal"/>
      <text:p text:style-name="Normal">// Complaint submission</text:p>
      <text:p text:style-name="Normal">const complaint = complaintSystem.submitComplaint(user.id, 'This is a sample complaint');</text:p>
      <text:p text:style-name="Normal">console.log('Complaint submitted:', complaint);</text:p>
      <text:p text:style-name="Normal"/>
      <text:p text:style-name="Normal">// Tracking and notifications</text:p>
      <text:p text:style-name="Normal">console.log('Complaint status:', complaintSystem.trackComplaint(complaint.id));</text:p>
      <text:p text:style-name="Normal"/>
      <text:p text:style-name="Normal">// Interaction with agent</text:p>
      <text:p text:style-name="Normal">const agent = complaintSystem.addAgent('Jane Smith');</text:p>
      <text:p text:style-name="Normal">complaintSystem.assignComplaint(complaint.id, agent.id);</text:p>
      <text:p text:style-name="Normal">complaintSystem.interactWithAgent(complaint.id, 'Hello, we will resolve your issue soon');</text:p>
      <text:p text:style-name="Normal"/>
      <text:p text:style-name="Normal">// Resolution and feedback</text:p>
      <text:p text:style-name="Normal">complaintSystem.resolveComplaint(complaint.id);</text:p>
      <text:p text:style-name="Normal">complaintSystem.provideFeedback(complaint.id, 'Good job, issue resolved');</text:p>
      <text:p text:style-name="Normal"/>
      <text:p text:style-name="Normal">// Admin management</text:p>
      <text:p text:style-name="Normal">console.log('Complaints:', complaintSystem.manageComplaints());</text:p>
      <text:p text:style-name="P3"><text:span text:style-name="T4">Output</text:span><text:span text:style-name="T5"><text:s/>:</text:span></text:p>
      <text:p text:style-name="Normal">User registered: User {</text:p>
      <text:p text:style-name="Normal"><text:s text:c="2"/>id: 1,</text:p>
      <text:p text:style-name="Normal"><text:s text:c="2"/>name: 'John Doe',</text:p>
      <text:p text:style-name="Normal"><text:s text:c="2"/>email: 'john.doe@example.com',</text:p>
      <text:p text:style-name="Normal"><text:s text:c="2"/>password: 'password123'</text:p>
      <text:p text:style-name="Normal">}</text:p>
      <text:p text:style-name="Normal">User logged in: User {</text:p>
      <text:p text:style-name="Normal"><text:s text:c="2"/>id: 1,</text:p>
      <text:p text:style-name="Normal"><text:s text:c="2"/>name: 'John Doe',</text:p>
      <text:p text:style-name="Normal"><text:s text:c="2"/>email: 'john.doe@example.com',</text:p>
      <text:p text:style-name="Normal"><text:s text:c="2"/>password: 'password123'</text:p>
      <text:p text:style-name="Normal">}</text:p>
      <text:p text:style-name="Normal">Complaint submitted: Complaint {</text:p>
      <text:p text:style-name="Normal"><text:s text:c="2"/>id: 1,</text:p>
      <text:p text:style-name="Normal"><text:s text:c="2"/>userId: 1,</text:p>
      <text:p text:style-name="Normal"><text:s text:c="2"/>description: 'This is a sample complaint',</text:p>
      <text:p text:style-name="Normal"><text:s text:c="2"/>status: 'open'</text:p>
      <text:p text:style-name="Normal">}</text:p>
      <text:p text:style-name="Normal">Complaint status: Complaint {</text:p>
      <text:p text:style-name="Normal"><text:s text:c="2"/>id: 1,</text:p>
      <text:p text:style-name="Normal"><text:s text:c="2"/>userId: 1,</text:p>
      <text:p text:style-name="Normal"><text:s text:c="2"/>description: 'This is a sample complaint',</text:p>
      <text:p text:style-name="Normal"><text:s text:c="2"/>status: 'open'</text:p>
      <text:p text:style-name="Normal">}</text:p>
      <text:p text:style-name="Normal">Agent response: Hello, we will resolve your issue soon</text:p>
      <text:p text:style-name="Normal">Feedback: Good job, issue resolved</text:p>
      <text:p text:style-name="Normal">Complaints: [</text:p>
      <text:p text:style-name="Normal"><text:s text:c="2"/>Complaint {</text:p>
      <text:p text:style-name="Normal"><text:s text:c="4"/>id: 1,</text:p>
      <text:p text:style-name="Normal"><text:s text:c="4"/>userId: 1,</text:p>
      <text:p text:style-name="Normal"><text:s text:c="4"/>description: 'This is a sample complaint',</text:p>
      <text:p text:style-name="Normal"><text:s text:c="4"/>status: 'resolved'</text:p>
      <text:p text:style-name="Normal"><text:s text:c="2"/>}</text:p>
      <text:p text:style-name="Normal">]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5in"/>
      <style:text-properties style:font-name="Aptos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andaru Meghana</meta:initial-creator>
    <dc:creator>Bandaru Meghana</dc:creator>
    <meta:creation-date>2025-06-26T15:17:00Z</meta:creation-date>
    <dc:date>2025-06-26T15:17:00Z</dc:date>
    <meta:template xlink:href="Normal.dotm" xlink:type="simple"/>
    <meta:editing-cycles>8</meta:editing-cycles>
    <meta:editing-duration>PT240S</meta:editing-duration>
    <meta:document-statistic meta:page-count="1" meta:paragraph-count="8" meta:word-count="607" meta:character-count="4062" meta:row-count="28" meta:non-whitespace-character-count="3463"/>
  </office:meta>
</office:document-meta>
</file>